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0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1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aProperty</text:p>
          </table:table-cell>
          <table:table-cell office:value-type="string" calcext:value-type="string">
            <text:p>PPO:0001002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aProperty</text:p>
          </table:table-cell>
          <table:table-cell office:value-type="string" calcext:value-type="string">
            <text:p>PPO:0001003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00.0]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4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5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1006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3" office:value-type="string" calcext:value-type="string">
            <text:p>'has quality measurement'</text:p>
          </table:table-cell>
          <table:table-cell table:number-columns-repeated="3"/>
          <table:table-cell table:style-name="ce9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1007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5" table:number-rows-repeated="1048566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6:45:13.708642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6:46:01.863548113</dc:date>
    <dc:creator>Brian </dc:creator>
    <meta:editing-duration>P11DT10H11M17S</meta:editing-duration>
    <meta:editing-cycles>18</meta:editing-cycles>
    <meta:generator>LibreOffice/5.1.4.2$Linux_X86_64 LibreOffice_project/10m0$Build-2</meta:generator>
    <meta:document-statistic meta:table-count="1" meta:cell-count="61" meta:object-count="0"/>
  </office:meta>
</office:document-meta>
</file>